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12F050A7DD749EE9D48.png" manifest:media-type="image/png"/>
  <manifest:file-entry manifest:full-path="Pictures/100002010000018600000299F2FD7BDCD22B9944.png" manifest:media-type="image/png"/>
  <manifest:file-entry manifest:full-path="Pictures/100002010000015E00000109605216AD5208F6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b3b7" officeooo:paragraph-rsid="000d1a52" style:font-weight-asian="bold" style:font-weight-complex="bold"/>
    </style:style>
    <style:style style:name="P2" style:family="paragraph" style:parent-style-name="Header">
      <style:text-properties style:text-underline-style="solid" style:text-underline-width="auto" style:text-underline-color="font-color" fo:font-weight="bold" officeooo:rsid="000db3b7" officeooo:paragraph-rsid="000d1a52" style:font-weight-asian="bold" style:font-weight-complex="bold"/>
    </style:style>
    <style:style style:name="P3" style:family="paragraph" style:parent-style-name="Header">
      <style:text-properties style:text-underline-style="solid" style:text-underline-width="auto" style:text-underline-color="font-color" fo:font-weight="bold" officeooo:rsid="000d1a52" officeooo:paragraph-rsid="000d1a52" style:font-weight-asian="bold" style:font-weight-complex="bold"/>
    </style:style>
    <style:style style:name="P4" style:family="paragraph" style:parent-style-name="Header">
      <style:text-properties style:text-underline-style="solid" style:text-underline-width="auto" style:text-underline-color="font-color" fo:font-weight="bold" officeooo:rsid="000d1a52" officeooo:paragraph-rsid="000eef1e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0eef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fiz M. Fawad<text:span text:style-name="T1"><text:tab/><text:tab/></text:span>FA17-BECE-0018</text:p>
      <text:p text:style-name="P2"/>
      <text:p text:style-name="P2"/>
      <text:p text:style-name="P2"/>
      <text:p text:style-name="P1">Code:</text:p>
      <text:p text:style-name="P1"><draw:frame draw:style-name="fr1" draw:name="Image1" text:anchor-type="paragraph" svg:width="4.0626in" svg:height="6.9272in" draw:z-index="0"><draw:image xlink:href="Pictures/100002010000018600000299F2FD7BDCD22B9944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:</text:p>
      <text:p text:style-name="P3"><draw:frame draw:style-name="fr1" draw:name="Image2" text:anchor-type="paragraph" svg:width="3.6457in" svg:height="2.7602in" draw:z-index="1"><draw:image xlink:href="Pictures/100002010000015E00000109605216AD5208F6D2.png" xlink:type="simple" xlink:show="embed" xlink:actuate="onLoad" loext:mime-type="image/x-vclgraphic"/></draw:frame><text:s/><text:span text:style-name="T2">when s=5: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when s=1:</text:span></text:p>
      <text:p text:style-name="P3"/>
      <text:p text:style-name="P3"/>
      <text:p text:style-name="P3"/>
      <text:p text:style-name="P3"><draw:frame draw:style-name="fr1" draw:name="Image3" text:anchor-type="paragraph" svg:width="3.1146in" svg:height="3.1563in" draw:z-index="2"><draw:image xlink:href="Pictures/100002010000012B0000012F050A7DD749EE9D4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47:45.216318554</meta:creation-date>
    <dc:date>2019-11-25T11:02:05.755228700</dc:date>
    <meta:editing-duration>PT14M2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5" meta:word-count="10" meta:character-count="61" meta:non-whitespace-character-count="54"/>
  </office:meta>
</office:document-meta>
</file>